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00000000040000000400142E835.png"/>
  <manifest:file-entry manifest:media-type="image/png" manifest:full-path="Pictures/1000000000000320000002588695583A.png"/>
  <manifest:file-entry manifest:media-type="image/png" manifest:full-path="Pictures/1000000000000320000002589EFEFDEA.png"/>
  <manifest:file-entry manifest:media-type="image/png" manifest:full-path="Pictures/10000000000003200000025809C7EF31.png"/>
  <manifest:file-entry manifest:media-type="image/png" manifest:full-path="Pictures/100000000000032000000258386DF587.png"/>
  <manifest:file-entry manifest:media-type="image/png" manifest:full-path="Pictures/100000000000032000000258F6AEE96B.png"/>
  <manifest:file-entry manifest:media-type="image/png" manifest:full-path="Pictures/100000000000032000000258BA875082.png"/>
  <manifest:file-entry manifest:media-type="" manifest:full-path="Pictures/2000023600002305000012CD3628FC8C.wmf"/>
  <manifest:file-entry manifest:media-type="image/png" manifest:full-path="Pictures/100000000000032000000258F6B218C8.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3">
      <style:graphic-properties draw:fill-color="#ffffff" draw:auto-grow-height="true" fo:min-height="3.508cm"/>
    </style:style>
    <style:style style:name="pr2" style:family="presentation" style:parent-style-name="lyt-bluegrey-notes">
      <style:graphic-properties draw:fill-color="#ffffff" draw:auto-grow-height="true" fo:min-height="13.365cm"/>
    </style:style>
    <style:style style:name="pr3" style:family="presentation" style:parent-style-name="lyt-bluegrey-title">
      <style:graphic-properties draw:auto-grow-height="true" fo:min-height="3.507cm"/>
    </style:style>
    <style:style style:name="pr4" style:family="presentation" style:parent-style-name="lyt-bluegrey-outline1">
      <style:graphic-properties draw:fill-color="#ffffff" fo:min-height="3.321cm"/>
    </style:style>
    <style:style style:name="pr5" style:family="presentation" style:parent-style-name="lyt-bluegrey-subtitle">
      <style:graphic-properties draw:fill-color="#ffffff" draw:auto-grow-height="true" fo:min-height="13.861cm"/>
    </style:style>
    <style:style style:name="pr6" style:family="presentation" style:parent-style-name="lyt-bluegrey-outline1">
      <style:graphic-properties draw:fill-color="#ffffff" fo:min-height="13.231cm"/>
    </style:style>
    <style:style style:name="pr7" style:family="presentation" style:parent-style-name="lyt-bluegrey-title" style:list-style-name="L3">
      <style:graphic-properties draw:fill-color="#ffffff" draw:auto-grow-height="true" fo:min-height="3.507cm"/>
    </style:style>
    <style:style style:name="pr8" style:family="presentation" style:parent-style-name="lyt-bluegrey-title" style:list-style-name="L3">
      <style:graphic-properties draw:fill-color="#ffffff" draw:auto-grow-height="true" fo:min-height="3.507cm"/>
    </style:style>
    <style:style style:name="pr9" style:family="presentation" style:parent-style-name="lyt-bluegrey-title" style:list-style-name="L3">
      <style:graphic-properties draw:fill-color="#ffffff" draw:auto-grow-height="true" fo:min-height="3.508cm"/>
    </style:style>
    <style:style style:name="pr10" style:family="presentation" style:parent-style-name="lyt-bluegrey-title" style:list-style-name="L3">
      <style:graphic-properties draw:fill-color="#ffffff" draw:auto-grow-height="true" fo:min-height="3.507cm"/>
    </style:style>
    <style:style style:name="pr11" style:family="presentation" style:parent-style-name="lyt-bluegrey-title" style:list-style-name="L3">
      <style:graphic-properties draw:fill-color="#ffffff" draw:auto-grow-height="true" fo:min-height="3.507cm"/>
    </style:style>
    <style:style style:name="pr12" style:family="presentation" style:parent-style-name="lyt-bluegrey-title" style:list-style-name="L3">
      <style:graphic-properties draw:fill-color="#ffffff" draw:auto-grow-height="true" fo:min-height="3.507cm"/>
    </style:style>
    <style:style style:name="pr13" style:family="presentation" style:parent-style-name="lyt-bluegrey-outline1">
      <style:graphic-properties fo:min-height="13.231cm"/>
    </style:style>
    <style:style style:name="pr14" style:family="presentation" style:parent-style-name="lyt-bluegrey-outline1">
      <style:graphic-properties draw:auto-grow-height="true" fo:min-height="13.861cm"/>
    </style:style>
    <style:style style:name="pr15" style:family="presentation" style:parent-style-name="lyt-bluegrey-title">
      <style:graphic-properties fo:min-height="3.508cm"/>
    </style:style>
    <style:style style:name="P1" style:family="paragraph">
      <style:paragraph-properties fo:margin-left="0.6cm" fo:margin-right="0cm" fo:text-indent="-1cm"/>
      <style:text-properties fo:font-size="60pt" style:font-size-asian="60pt" style:font-size-complex="60pt"/>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hyphenate="true"/>
    </style:style>
    <style:style style:name="P4" style:family="paragraph">
      <style:paragraph-properties fo:margin-left="0cm" fo:margin-right="0cm" fo:text-indent="0cm"/>
      <style:text-properties fo:hyphenate="true"/>
    </style:style>
    <style:style style:name="P5" style:family="paragraph">
      <style:paragraph-properties fo:margin-left="0cm" fo:margin-right="0cm" fo:text-align="center" fo:text-indent="0cm"/>
      <style:text-properties fo:hyphenate="true"/>
    </style:style>
    <style:style style:name="P6" style:family="paragraph">
      <style:paragraph-properties fo:margin-left="0cm" fo:margin-right="0cm" fo:text-indent="0cm"/>
      <style:text-properties fo:font-weight="bold" style:font-weight-asian="bold" style:font-weight-complex="bold" fo:hyphenate="true"/>
    </style:style>
    <style:style style:name="P7" style:family="paragraph">
      <style:paragraph-properties fo:margin-left="0.6cm" fo:margin-right="0cm" fo:text-indent="-1cm"/>
    </style:style>
    <style:style style:name="P8" style:family="paragraph">
      <style:paragraph-properties fo:margin-left="1.4cm" fo:margin-right="0cm" fo:text-indent="-1.2cm"/>
      <style:text-properties fo:hyphenate="true"/>
    </style:style>
    <style:style style:name="P9" style:family="paragraph">
      <style:text-properties fo:font-size="24pt" style:font-size-asian="24pt" style:font-size-complex="24pt"/>
    </style:style>
    <style:style style:name="T1" style:family="text">
      <style:text-properties fo:font-size="60pt" style:font-size-asian="60pt" style:font-size-complex="60pt"/>
    </style:style>
    <style:style style:name="T2" style:family="text">
      <style:text-properties style:text-line-through-style="none" fo:font-size="32pt" style:font-size-asian="32pt" style:font-size-complex="32pt"/>
    </style:style>
    <style:style style:name="T3" style:family="text">
      <style:text-properties fo:font-weight="bold" style:font-weight-asian="bold" style:font-weight-complex="bold"/>
    </style:style>
    <style:style style:name="T4" style:family="text">
      <style:text-properties fo:color="#0000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bluegrey" presentation:presentation-page-layout-name="AL1T32">
        <office:forms form:automatic-focus="false" form:apply-design-mode="false"/>
        <draw:frame presentation:style-name="pr1" draw:text-style-name="P1" draw:layer="layout" svg:width="23.912cm" svg:height="3.508cm" svg:x="2cm" svg:y="9cm" presentation:class="title" presentation:user-transformed="true">
          <draw:text-box>
            <text:p text:style-name="P1"><text:span text:style-name="T1">Abstract Window Toolki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2T0">
        <office:forms form:automatic-focus="false" form:apply-design-mode="false"/>
        <draw:frame presentation:style-name="pr3" draw:layer="layout" svg:width="25.199cm" svg:height="3.507cm" svg:x="1.4cm" svg:y="0.837cm" presentation:class="title">
          <draw:text-box>
            <text:p>Опис</text:p>
          </draw:text-box>
        </draw:frame>
        <draw:frame presentation:style-name="pr4" draw:text-style-name="P5" draw:layer="layout" svg:width="23.548cm" svg:height="13.395cm" svg:x="2.452cm" svg:y="6.001cm" presentation:class="outline" presentation:user-transformed="true">
          <draw:text-box draw:corner-radius="0.024cm">
            <text:list text:style-name="L2">
              <text:list-item>
                <text:p text:style-name="P3">AWT – це незалежний від платформи набір інструментів для створення </text:p>
                <text:p text:style-name="P3">GUI-програм на мові Java.</text:p>
              </text:list-item>
              <text:list-item>
                <text:p text:style-name="P3">Елементи бібліотеки AWT є “важкими” - їх відмалюванням і обробкою подій (events) займається операційна система.</text:p>
              </text:list-item>
              <text:list-item>
                <text:p text:style-name="P3">Завдяки цьому візуальні об'єкти виглядають <text:span text:style-name="T2">нативно.</text:span></text:p>
                <text:p text:style-name="P4"/>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2T0">
        <office:forms form:automatic-focus="false" form:apply-design-mode="false"/>
        <draw:frame presentation:style-name="pr3" draw:layer="layout" svg:width="25.199cm" svg:height="3.507cm" svg:x="1.4cm" svg:y="0.837cm" presentation:class="title" presentation:placeholder="true">
          <draw:text-box/>
        </draw:frame>
        <draw:frame presentation:style-name="pr5" draw:layer="layout" svg:width="25.199cm" svg:height="13.861cm" svg:x="1.4cm" svg:y="4.914cm" presentation:class="subtitle" presentation:placeholder="true">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lyt-bluegrey" presentation:presentation-page-layout-name="AL2T0">
        <office:forms form:automatic-focus="false" form:apply-design-mode="false"/>
        <draw:frame presentation:style-name="pr3" draw:layer="layout" svg:width="25.199cm" svg:height="3.507cm" svg:x="1.4cm" svg:y="0.837cm" presentation:class="title">
          <draw:text-box>
            <text:p>java.awt.Panel</text:p>
          </draw:text-box>
        </draw:frame>
        <draw:frame presentation:style-name="pr6" draw:text-style-name="P6" draw:layer="layout" svg:width="23.548cm" svg:height="13.231cm" svg:x="2.452cm" svg:y="6.769cm" presentation:class="outline" presentation:user-transformed="true">
          <draw:text-box draw:corner-radius="0.024cm">
            <text:list text:style-name="L2">
              <text:list-item>
                <text:p text:style-name="P4"><text:span text:style-name="T3">Panel()</text:span><text:span text:style-name="T3"><text:line-break/></text:span><text:span text:style-name="T3">Panel(LayoutManager lm)</text:span></text:p>
              </text:list-item>
              <text:list-item>
                <text:p text:style-name="P4"><text:span text:style-name="T3"/></text:p>
              </text:list-item>
              <text:list-item>
                <text:p><text:span text:style-name="T4">Component java.awt.Container.add(Component comp)</text:span></text:p>
              </text:list-item>
              <text:list-item>
                <text:p><text:span text:style-name="T4"/></text:p>
              </text:list-item>
              <text:list-item>
                <text:p><text:span text:style-name="T4"/></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Обзор" draw:style-name="dp1" draw:master-page-name="lyt-bluegrey" presentation:presentation-page-layout-name="AL3T1">
        <office:forms form:automatic-focus="false" form:apply-design-mode="false"/>
        <draw:frame presentation:style-name="pr7" draw:text-style-name="P7" draw:layer="layout" svg:width="25.199cm" svg:height="3.507cm" svg:x="1.4cm" svg:y="0.837cm" presentation:class="title">
          <draw:text-box draw:corner-radius="0.024cm">
            <text:p text:style-name="P7">java.awt.Label</text:p>
          </draw:text-box>
        </draw:frame>
        <draw:frame presentation:style-name="pr6" draw:text-style-name="P8" draw:layer="layout" svg:width="23.548cm" svg:height="13.231cm" svg:x="3.023cm" svg:y="6.178cm" presentation:class="outline" presentation:user-transformed="true">
          <draw:text-box draw:corner-radius="0.024cm">
            <text:list text:style-name="L2">
              <text:list-item>
                <text:p text:style-name="P4">Label(String text)</text:p>
              </text:list-item>
              <text:list-item>
                <text:p text:style-name="P4">void setText(String text)</text:p>
              </text:list-item>
              <text:list-item>
                <text:p text:style-name="P4">String getText()</text:p>
              </text:list-item>
              <text:list-item>
                <text:p text:style-name="P4">Void setFont(Font f)</text:p>
                <text:p text:style-name="P4"/>
              </text:list-item>
            </text:list>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5cm" svg:x="2.1cm" svg:y="14.107cm" presentation:class="notes" presentation:placeholder="true">
            <draw:text-box/>
          </draw:frame>
        </presentation:notes>
      </draw:page>
      <draw:page draw:name="Долгосрочная цель" draw:style-name="dp1" draw:master-page-name="lyt-bluegrey" presentation:presentation-page-layout-name="AL3T1">
        <office:forms form:automatic-focus="false" form:apply-design-mode="false"/>
        <draw:frame presentation:style-name="pr8" draw:text-style-name="P7" draw:layer="layout" svg:width="25.199cm" svg:height="3.507cm" svg:x="1.4cm" svg:y="0.837cm" presentation:class="title">
          <draw:text-box draw:corner-radius="0.032cm">
            <text:p text:style-name="P7">java.awt.TextField</text:p>
          </draw:text-box>
        </draw:frame>
        <draw:frame presentation:style-name="pr6" draw:text-style-name="P8" draw:layer="layout" svg:width="23.548cm" svg:height="13.231cm" svg:x="3.023cm" svg:y="6.178cm" presentation:class="outline" presentation:user-transformed="true">
          <draw:text-box draw:corner-radius="0.032cm">
            <text:list text:style-name="L2">
              <text:list-item>
                <text:p text:style-name="P4">TextField()</text:p>
              </text:list-item>
              <text:list-item>
                <text:p text:style-name="P4">TextField(String text)</text:p>
              </text:list-item>
              <text:list-item>
                <text:p text:style-name="P4">void setText(String text)</text:p>
              </text:list-item>
              <text:list-item>
                <text:p text:style-name="P4">String getText()</text:p>
              </text:list-item>
              <text:list-item>
                <text:p text:style-name="P4">String getSelectedText()</text:p>
              </text:list-item>
              <text:list-item>
                <text:p text:style-name="P4">int getSelectionStart()</text:p>
              </text:list-item>
              <text:list-item>
                <text:p text:style-name="P4">int getSelectionEnd()</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5cm" svg:x="2.1cm" svg:y="14.107cm" presentation:class="notes" presentation:placeholder="true">
            <draw:text-box/>
          </draw:frame>
        </presentation:notes>
      </draw:page>
      <draw:page draw:name="Текущая ситуация" draw:style-name="dp1" draw:master-page-name="lyt-bluegrey" presentation:presentation-page-layout-name="AL3T1">
        <office:forms form:automatic-focus="false" form:apply-design-mode="false"/>
        <draw:frame presentation:style-name="pr9" draw:text-style-name="P7" draw:layer="layout" svg:width="23.912cm" svg:height="3.508cm" svg:x="2.058cm" svg:y="1.543cm" presentation:class="title" presentation:user-transformed="true">
          <draw:text-box draw:corner-radius="9.472cm">
            <text:p text:style-name="P7">java.awt.Button</text:p>
          </draw:text-box>
        </draw:frame>
        <draw:frame presentation:style-name="pr6" draw:text-style-name="P8" draw:layer="layout" svg:width="23.548cm" svg:height="13.231cm" svg:x="3.023cm" svg:y="6.178cm" presentation:class="outline" presentation:user-transformed="true">
          <draw:text-box draw:corner-radius="9.472cm">
            <text:list text:style-name="L2">
              <text:list-item>
                <text:p text:style-name="P4">Button(String label)</text:p>
              </text:list-item>
              <text:list-item>
                <text:p text:style-name="P4">void setSize(Dimension d)</text:p>
              </text:list-item>
              <text:list-item>
                <text:p text:style-name="P4">void setVisible(boolean state)</text:p>
              </text:list-item>
              <text:list-item>
                <text:p text:style-name="P4">void setEnabled(boolean state)</text:p>
              </text:list-item>
              <text:list-item>
                <text:p text:style-name="P4">void setBackground(Color c)</text:p>
              </text:list-item>
              <text:list-item>
                <text:p text:style-name="P4">void setForeground(Color c)</text:p>
              </text:list-item>
              <text:list-item>
                <text:p text:style-name="P4">addActionListener(new ActionListener() {</text:p>
                <text:p text:style-name="P4">public void actionPerformed(ActionEvent e) { //Код обробки натискання }})</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5cm" svg:x="2.1cm" svg:y="14.107cm" presentation:class="notes" presentation:placeholder="true">
            <draw:text-box/>
          </draw:frame>
        </presentation:notes>
      </draw:page>
      <draw:page draw:name="Развитие до сегодняшнего дня" draw:style-name="dp1" draw:master-page-name="lyt-bluegrey" presentation:presentation-page-layout-name="AL3T1">
        <office:forms form:automatic-focus="false" form:apply-design-mode="false"/>
        <draw:frame presentation:style-name="pr10" draw:text-style-name="P7" draw:layer="layout" svg:width="25.199cm" svg:height="3.507cm" svg:x="1.4cm" svg:y="0.837cm" presentation:class="title">
          <draw:text-box draw:corner-radius="10.162cm">
            <text:p text:style-name="P7">java.awt.TextArea</text:p>
          </draw:text-box>
        </draw:frame>
        <draw:frame presentation:style-name="pr6" draw:text-style-name="P8" draw:layer="layout" svg:width="23.548cm" svg:height="13.231cm" svg:x="3.023cm" svg:y="6.178cm" presentation:class="outline" presentation:user-transformed="true">
          <draw:text-box draw:corner-radius="10.162cm">
            <text:list text:style-name="L2">
              <text:list-item>
                <text:p text:style-name="P4">TextArea()</text:p>
              </text:list-item>
              <text:list-item>
                <text:p text:style-name="P4">void setEditable(boolean state)</text:p>
              </text:list-item>
              <text:list-item>
                <text:p text:style-name="P4">void setCaretPosition(int position)</text:p>
              </text:list-item>
              <text:list-item>
                <text:p text:style-name="P4"><text:span text:style-name="T5">addTextListener(new TextListener() {</text:span></text:p>
                <text:p text:style-name="P4"><text:span text:style-name="T5">public void textValueChanged(TextEvent e) { //Код обробки зміни тексту}})</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5cm" svg:x="2.1cm" svg:y="14.107cm" presentation:class="notes" presentation:placeholder="true">
            <draw:text-box/>
          </draw:frame>
        </presentation:notes>
      </draw:page>
      <draw:page draw:name="Рекомендации" draw:style-name="dp1" draw:master-page-name="lyt-bluegrey" presentation:presentation-page-layout-name="AL3T1">
        <office:forms form:automatic-focus="false" form:apply-design-mode="false"/>
        <draw:frame presentation:style-name="pr11" draw:text-style-name="P7" draw:layer="layout" svg:width="25.199cm" svg:height="3.507cm" svg:x="1.4cm" svg:y="0.837cm" presentation:class="title">
          <draw:text-box>
            <text:p text:style-name="P7">java.awt.ScrollPane</text:p>
          </draw:text-box>
        </draw:frame>
        <draw:frame presentation:style-name="pr6" draw:text-style-name="P8" draw:layer="layout" svg:width="23.548cm" svg:height="13.231cm" svg:x="3.023cm" svg:y="6.178cm" presentation:class="outline" presentation:user-transformed="true">
          <draw:text-box>
            <text:list text:style-name="L2">
              <text:list-item>
                <text:p text:style-name="P4">ScrollPane()</text:p>
              </text:list-item>
              <text:list-item>
                <text:p text:style-name="P4">setWheelScrollingEnabled(boolean state)</text:p>
              </text:list-item>
              <text:list-item>
                <text:p text:style-name="P4">add(Component c)</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5cm" svg:x="2.1cm" svg:y="14.107cm" presentation:class="notes" presentation:placeholder="true">
            <draw:text-box/>
          </draw:frame>
        </presentation:notes>
      </draw:page>
      <draw:page draw:name="Потенциальные альтернативы" draw:style-name="dp1" draw:master-page-name="lyt-bluegrey" presentation:presentation-page-layout-name="AL3T1">
        <office:forms form:automatic-focus="false" form:apply-design-mode="false"/>
        <draw:frame presentation:style-name="pr12" draw:text-style-name="P7" draw:layer="layout" svg:width="25.199cm" svg:height="3.507cm" svg:x="1.4cm" svg:y="0.837cm" presentation:class="title">
          <draw:text-box draw:corner-radius="0.024cm">
            <text:p text:style-name="P7">java.awt.Checkbox</text:p>
          </draw:text-box>
        </draw:frame>
        <draw:frame presentation:style-name="pr6" draw:text-style-name="P8" draw:layer="layout" svg:width="23.548cm" svg:height="13.231cm" svg:x="3.023cm" svg:y="6.178cm" presentation:class="outline" presentation:user-transformed="true">
          <draw:text-box draw:corner-radius="0.024cm">
            <text:list text:style-name="L2">
              <text:list-item>
                <text:p text:style-name="P4">Checkbox(String label, boolean state)</text:p>
              </text:list-item>
              <text:list-item>
                <text:p text:style-name="P4">boolean getState()</text:p>
              </text:list-item>
              <text:list-item>
                <text:p text:style-name="P4"/>
              </text:list-item>
              <text:list-item>
                <text:p text:style-name="P4">CheckboxGroup() / Checkbox(String label, CheckboxGroup group, boolean state)</text:p>
              </text:list-item>
              <text:list-item>
                <text:p text:style-name="P4">Checkbox getSelectedCheckbox()</text:p>
              </text:list-item>
              <text:list-item>
                <text:p text:style-name="P4">void setSelectedCheckbox(Checkbox c)</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3T1">
        <office:forms form:automatic-focus="false" form:apply-design-mode="false"/>
        <draw:frame presentation:style-name="pr3" draw:layer="layout" svg:width="25.199cm" svg:height="3.507cm" svg:x="1.4cm" svg:y="0.837cm" presentation:class="title">
          <draw:text-box>
            <text:p>java.awt.Font</text:p>
          </draw:text-box>
        </draw:frame>
        <draw:frame presentation:style-name="pr13" draw:text-style-name="P9" draw:layer="layout" svg:width="23.912cm" svg:height="13.231cm" svg:x="2.058cm" svg:y="5.838cm" presentation:class="outline" presentation:user-transformed="true">
          <draw:text-box>
            <text:list text:style-name="L2">
              <text:list-item>
                <text:p><text:span text:style-name="T6">Font font = Font.decode("Times New Roman");</text:span></text:p>
              </text:list-item>
              <text:list-item>
                <text:p><text:span text:style-name="T6"/></text:p>
              </text:list-item>
              <text:list-item>
                <text:p><text:span text:style-name="T6">font = font.deriveFont(Font.ITALIC, 20);</text:span></text:p>
              </text:list-item>
              <text:list-item>
                <text:p><text:span text:style-name="T6"/></text:p>
              </text:list-item>
              <text:list-item>
                <text:p><text:span text:style-name="T6">GraphicsEnvironment.getLocalGraphicsEnvironment()</text:span></text:p>
              </text:list-item>
              <text:list-item>
                <text:p><text:span text:style-name="T6">.getAvailableFontFamilyNames()</text:span></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3T1">
        <office:forms form:automatic-focus="false" form:apply-design-mode="false"/>
        <draw:frame presentation:style-name="pr3" draw:layer="layout" svg:width="25.199cm" svg:height="3.507cm" svg:x="1.4cm" svg:y="0.837cm" presentation:class="title">
          <draw:text-box>
            <text:p>java.awt.Color</text:p>
          </draw:text-box>
        </draw:frame>
        <draw:frame presentation:style-name="pr14" draw:layer="layout" svg:width="25.199cm" svg:height="13.861cm" svg:x="1.4cm" svg:y="4.914cm" presentation:class="outline">
          <draw:text-box>
            <text:list text:style-name="L2">
              <text:list-item>
                <text:p>java.awt.Color.Color(int r, int g, int b)</text:p>
              </text:list-item>
              <text:list-item>
                <text:p>java.awt.Color.Color(float r, float g, float b)</text:p>
              </text:list-item>
              <text:list-item>
                <text:p>Color.BLACK</text:p>
              </text:list-item>
              <text:list-item>
                <text:p/>
              </text:list-item>
              <text:list-item>
                <text:p>int java.awt.Color.getRed()</text:p>
              </text:list-item>
              <text:list-item>
                <text:p>int java.awt.Color.getGreen()</text:p>
              </text:list-item>
              <text:list-item>
                <text:p>int java.awt.Color.getBlue()</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lyt-bluegrey" presentation:presentation-page-layout-name="AL3T1">
        <office:forms form:automatic-focus="false" form:apply-design-mode="false"/>
        <draw:frame presentation:style-name="pr15" draw:layer="layout" svg:width="23.912cm" svg:height="3.508cm" svg:x="2.058cm" svg:y="1.543cm" presentation:class="title" presentation:user-transformed="true">
          <draw:text-box>
            <text:p>Приклади</text:p>
          </draw:text-box>
        </draw:frame>
        <draw:frame presentation:style-name="pr13" draw:layer="layout" svg:width="23.912cm" svg:height="13.231cm" svg:x="2.058cm" svg:y="5.838cm" presentation:class="outline" presentation:user-transformed="true">
          <draw:text-box>
            <text:list text:style-name="L2">
              <text:list-item>
                <text:p>&lt;Показуємо на прикладі елементи управління та LayoutMangerи &gt;</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greenlines" xlink:href="Pictures/1000000000000320000002582C51995A.png" xlink:type="simple" xlink:show="embed" xlink:actuate="onLoad"/>
    <draw:fill-image draw:name="keyboard_5f_lay" draw:display-name="keyboard_lay" xlink:href="Pictures/100000000000032000000258D2E4504B.png" xlink:type="simple" xlink:show="embed" xlink:actuate="onLoad"/>
    <draw:fill-image draw:name="numbers3" xlink:href="Pictures/100000000000032000000258F6AEE96B.png" xlink:type="simple" xlink:show="embed" xlink:actuate="onLoad"/>
    <draw:fill-image draw:name="typo3" xlink:href="Pictures/100000000000032000000258F6B218C8.png" xlink:type="simple" xlink:show="embed" xlink:actuate="onLoad"/>
    <draw:fill-image draw:name="water" xlink:href="Pictures/1000000000000320000002588695583A.png" xlink:type="simple" xlink:show="embed" xlink:actuate="onLoad"/>
    <draw:fill-image draw:name="wein" xlink:href="Pictures/100000000000032000000258BA875082.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bitmap" draw:fill-image-name="bluegrad"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r3" style:family="presentation" style:parent-style-name="lyt-bluegrey-backgroundobjects">
      <style:graphic-properties draw:stroke="none" draw:fill="none" draw:fill-color="#ffffff" draw:auto-grow-height="false" fo:min-height="1.449cm"/>
    </style:style>
    <style:style style:name="Mpr4" style:family="presentation" style:parent-style-name="lyt-bluegrey-backgroundobjects">
      <style:graphic-properties draw:stroke="none" draw:fill="none" draw:fill-color="#ffffff" draw:auto-grow-height="false" fo:min-height="1.485cm"/>
    </style:style>
    <style:style style:name="Mpr5"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cool" style:page-layout-name="PM1" draw:style-name="Mdp2">
      <office:forms form:automatic-focus="false" form:apply-design-mode="false"/>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lyt-bluegrey" style:page-layout-name="PM1" draw:style-name="Mdp3">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2"><text:span text:style-name="MT1"><presentation:date-time/></text:span></text:p>
        </draw:text-box>
      </draw:frame>
      <draw:frame presentation:style-name="Mpr3" draw:text-style-name="MP3" draw:layer="backgroundobjects" svg:width="8.875cm" svg:height="1.448cm" svg:x="9.576cm" svg:y="19.131cm" presentation:class="footer">
        <draw:text-box>
          <text:p text:style-name="MP3"><text:span text:style-name="MT1"><presentation:footer/></text:span></text:p>
        </draw:text-box>
      </draw:frame>
      <draw:frame presentation:style-name="Mpr3" draw:text-style-name="MP4" draw:layer="backgroundobjects" svg:width="6.523cm" svg:height="1.448cm" svg:x="20.076cm" svg:y="19.131cm" presentation:class="page-number">
        <draw:text-box>
          <text:p text:style-name="MP4"><text:span text:style-name="MT1"><text:page-number>&lt;номер&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2"><text:span text:style-name="MT1"><presentation:header/></text:span></text:p>
          </draw:text-box>
        </draw:frame>
        <draw:frame presentation:style-name="Mpr4" draw:text-style-name="MP4" draw:layer="backgroundobjects" svg:width="9.113cm" svg:height="1.484cm" svg:x="11.886cm" svg:y="0cm" presentation:class="date-time">
          <draw:text-box>
            <text:p text:style-name="MP4"><text:span text:style-name="MT1"><presentation:date-time/></text:span></text:p>
          </draw:text-box>
        </draw:frame>
        <draw:frame presentation:style-name="Mpr5" draw:text-style-name="MP2" draw:layer="backgroundobjects" svg:width="9.113cm" svg:height="1.484cm" svg:x="0cm" svg:y="28.215cm" presentation:class="footer">
          <draw:text-box>
            <text:p text:style-name="MP2"><text:span text:style-name="MT1"><presentation:footer/></text:span></text:p>
          </draw:text-box>
        </draw:frame>
        <draw:frame presentation:style-name="Mpr5" draw:text-style-name="MP4" draw:layer="backgroundobjects" svg:width="9.113cm" svg:height="1.484cm" svg:x="11.886cm" svg:y="28.215cm" presentation:class="page-number">
          <draw:text-box>
            <text:p text:style-name="MP4"><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0-04-18T21:34:11</meta:creation-date>
    <dc:language>en-US</dc:language>
    <meta:editing-cycles>9</meta:editing-cycles>
    <meta:editing-duration>PT16H59M53S</meta:editing-duration>
    <meta:initial-creator>Ярослав </meta:initial-creator>
    <dc:date>2010-05-16T09:54:08</dc:date>
    <dc:creator>yarik </dc:creator>
    <meta:document-statistic meta:object-count="79"/>
    <meta:user-defined meta:name="Info 0"/>
    <meta:user-defined meta:name="Info 1"/>
    <meta:user-defined meta:name="Info 2"/>
    <meta:user-defined meta:name="Info 3"/>
    <meta:template xlink:type="simple" xlink:actuate="onRequest" xlink:title="Предложение стратегии" xlink:href="../../../../../../../opt/openoffice.org/basis3.2/share/template/ru/presnt/prs-strategy.otp"/>
  </office:meta>
</office:document-meta>
</file>